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automatic-styles>
    <style:style style:name="co7" style:family="table-column">
      <style:table-column-properties fo:break-before="auto" style:column-width="15.663cm"/>
    </style:style>
    <style:style style:name="co6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762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2.35cm"/>
    </style:style>
    <style:style style:name="ro6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2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.5pt" style:language-asian="zh" style:country-asian="CN" style:font-style-asian="normal" style:font-weight-asian="bold" style:font-name-complex="Arial" style:font-size-complex="9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3" table:number-columns-repeated="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6370" table:default-cell-style-name="Default"/>
        <table:table-row table:style-name="ro3">
          <table:table-cell table:style-name="ce6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5"/>
          <table:covered-table-cell table:style-name="ce20"/>
          <table:table-cell table:number-columns-repeated="16370"/>
        </table:table-row>
        <table:table-row table:style-name="ro3">
          <table:table-cell table:style-name="ce6" office:value-type="string" calcext:value-type="string" table:number-columns-spanned="2" table:number-rows-spanned="1">
            <text:p>Alumnat</text:p>
          </table:table-cell>
          <table:covered-table-cell table:style-name="ce20"/>
          <table:table-cell table:style-name="ce6" office:value-type="string" calcext:value-type="string" table:number-columns-spanned="3" table:number-rows-spanned="1">
            <text:p>Pràctiques</text:p>
          </table:table-cell>
          <table:covered-table-cell table:style-name="ce5"/>
          <table:covered-table-cell table:style-name="ce20"/>
          <table:table-cell table:style-name="ce9" office:value-type="string" calcext:value-type="string" table:number-columns-spanned="2" table:number-rows-spanned="1">
            <text:p>Exercicis</text:p>
          </table:table-cell>
          <table:covered-table-cell table:style-name="ce5"/>
          <table:table-cell table:style-name="ce20"/>
          <table:table-cell table:style-name="ce9" office:value-type="string" calcext:value-type="string" table:number-columns-spanned="2" table:number-rows-spanned="1">
            <text:p>Exàmens</text:p>
          </table:table-cell>
          <table:covered-table-cell table:style-name="ce5"/>
          <table:table-cell table:style-name="ce20"/>
          <table:table-cell table:style-name="ce6" office:value-type="string" calcext:value-type="string" table:number-columns-spanned="2" table:number-rows-spanned="1">
            <text:p>Treball</text:p>
          </table:table-cell>
          <table:covered-table-cell table:style-name="ce20"/>
          <table:table-cell table:style-name="ce12"/>
          <table:table-cell table:number-columns-repeated="16370"/>
        </table:table-row>
        <table:table-row table:style-name="ro4">
          <table:table-cell table:style-name="ce2" office:value-type="string" calcext:value-type="string">
            <text:p>Cognoms</text:p>
          </table:table-cell>
          <table:table-cell table:style-name="ce2" office:value-type="string" calcext:value-type="string">
            <text:p>Nom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A Casa</text:p>
          </table:table-cell>
          <table:table-cell table:style-name="ce25" office:value-type="string" calcext:value-type="string">
            <text:p>A classe </text:p>
          </table:table-cell>
          <table:table-cell table:style-name="ce27" office:value-type="string" calcext:value-type="string">
            <text:p>Nota Final [1]</text:p>
          </table:table-cell>
          <table:table-cell table:number-columns-repeated="16370"/>
        </table:table-row>
        <table:table-row table:style-name="ro3">
          <table:table-cell table:style-name="ce3" table:number-columns-repeated="2"/>
          <table:table-cell table:style-name="ce7"/>
          <table:table-cell table:style-name="ce8" office:value-type="string" calcext:value-type="string">
            <text:p>30,00%</text:p>
          </table:table-cell>
          <table:table-cell table:style-name="ce20"/>
          <table:table-cell table:style-name="ce7"/>
          <table:table-cell table:style-name="ce8" office:value-type="string" calcext:value-type="string">
            <text:p>10,00%</text:p>
          </table:table-cell>
          <table:table-cell table:style-name="ce20"/>
          <table:table-cell table:style-name="ce7"/>
          <table:table-cell table:style-name="ce8" office:value-type="string" calcext:value-type="string">
            <text:p>50,00%</text:p>
          </table:table-cell>
          <table:table-cell table:style-name="ce20"/>
          <table:table-cell table:style-name="ce6" office:value-type="string" calcext:value-type="string" table:number-columns-spanned="2" table:number-rows-spanned="1">
            <text:p>10,00%</text:p>
          </table:table-cell>
          <table:covered-table-cell table:style-name="ce20"/>
          <table:table-cell table:style-name="ce3"/>
          <table:table-cell table:number-columns-repeated="16370"/>
        </table:table-row>
        <table:table-row table:style-name="ro7">
          <table:table-cell table:style-name="ce4" office:value-type="string" calcext:value-type="string">
            <text:p>Pons</text:p>
          </table:table-cell>
          <table:table-cell table:style-name="ce4" office:value-type="string" calcext:value-type="string">
            <text:p>Yag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8" table:formula="of:=(([.C5]+[.D5]+[.E5])/3)*30% + (([.F5]+[.G5]+[.H5])/3*10% + ([.I5]+[.J5]+[.K5])/3*50%) + ([.L5]+[.M5])/2 * 10%" office:value-type="float" office:value="8.96666666666667" calcext:value-type="float">
            <text:p>8,97</text:p>
          </table:table-cell>
          <table:table-cell table:number-columns-repeated="16370"/>
        </table:table-row>
        <table:table-row table:style-name="ro7">
          <table:table-cell table:style-name="ce4" office:value-type="string" calcext:value-type="string">
            <text:p>Carreras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formula="of:=(([.C6]+[.D6]+[.E6])/3)*30% + (([.F6]+[.G6]+[.H6])/3*10% + ([.I6]+[.J6]+[.K6])/3*50%) + ([.L6]+[.M6])/2 * 10%" office:value-type="float" office:value="5.08333333333333" calcext:value-type="float">
            <text:p>5,08</text:p>
          </table:table-cell>
          <table:table-cell table:number-columns-repeated="16370"/>
        </table:table-row>
        <table:table-row table:style-name="ro7">
          <table:table-cell table:style-name="ce4" office:value-type="string" calcext:value-type="string">
            <text:p>Bagur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28" table:formula="of:=(([.C7]+[.D7]+[.E7])/3)*30% + (([.F7]+[.G7]+[.H7])/3*10% + ([.I7]+[.J7]+[.K7])/3*50%) + ([.L7]+[.M7])/2 * 10%" office:value-type="float" office:value="6.93333333333333" calcext:value-type="float">
            <text:p>6,93</text:p>
          </table:table-cell>
          <table:table-cell table:number-columns-repeated="16370"/>
        </table:table-row>
        <table:table-row table:style-name="ro7">
          <table:table-cell table:style-name="ce4" office:value-type="string" calcext:value-type="string">
            <text:p>Sintes</text:p>
          </table:table-cell>
          <table:table-cell table:style-name="ce4" office:value-type="string" calcext:value-type="string">
            <text:p>Ain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28" table:formula="of:=(([.C8]+[.D8]+[.E8])/3)*30% + (([.F8]+[.G8]+[.H8])/3*10% + ([.I8]+[.J8]+[.K8])/3*50%) + ([.L8]+[.M8])/2 * 10%" office:value-type="float" office:value="8.61666666666667" calcext:value-type="float">
            <text:p>8,62</text:p>
          </table:table-cell>
          <table:table-cell table:number-columns-repeated="16370"/>
        </table:table-row>
        <table:table-row table:style-name="ro7">
          <table:table-cell table:style-name="ce4" office:value-type="string" calcext:value-type="string">
            <text:p>Vinent</text:p>
          </table:table-cell>
          <table:table-cell table:style-name="ce4" office:value-type="string" calcext:value-type="string">
            <text:p>Sergi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8" table:formula="of:=(([.C9]+[.D9]+[.E9])/3)*30% + (([.F9]+[.G9]+[.H9])/3*10% + ([.I9]+[.J9]+[.K9])/3*50%) + ([.L9]+[.M9])/2 * 10%" office:value-type="float" office:value="6.23333333333333" calcext:value-type="float">
            <text:p>6,23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0]+[.D10]+[.E10])/3)*30% + (([.F10]+[.G10]+[.H10])/3*10% + ([.I10]+[.J10]+[.K10])/3*50%) + ([.L10]+[.M10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1]+[.D11]+[.E11])/3)*30% + (([.F11]+[.G11]+[.H11])/3*10% + ([.I11]+[.J11]+[.K11])/3*50%) + ([.L11]+[.M11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2]+[.D12]+[.E12])/3)*30% + (([.F12]+[.G12]+[.H12])/3*10% + ([.I12]+[.J12]+[.K12])/3*50%) + ([.L12]+[.M12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3]+[.D13]+[.E13])/3)*30% + (([.F13]+[.G13]+[.H13])/3*10% + ([.I13]+[.J13]+[.K13])/3*50%) + ([.L13]+[.M13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4]+[.D14]+[.E14])/3)*30% + (([.F14]+[.G14]+[.H14])/3*10% + ([.I14]+[.J14]+[.K14])/3*50%) + ([.L14]+[.M14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5]+[.D15]+[.E15])/3)*30% + (([.F15]+[.G15]+[.H15])/3*10% + ([.I15]+[.J15]+[.K15])/3*50%) + ([.L15]+[.M15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6]+[.D16]+[.E16])/3)*30% + (([.F16]+[.G16]+[.H16])/3*10% + ([.I16]+[.J16]+[.K16])/3*50%) + ([.L16]+[.M16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7]+[.D17]+[.E17])/3)*30% + (([.F17]+[.G17]+[.H17])/3*10% + ([.I17]+[.J17]+[.K17])/3*50%) + ([.L17]+[.M17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8]+[.D18]+[.E18])/3)*30% + (([.F18]+[.G18]+[.H18])/3*10% + ([.I18]+[.J18]+[.K18])/3*50%) + ([.L18]+[.M18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7">
          <table:table-cell table:style-name="ce4" table:number-columns-repeated="13"/>
          <table:table-cell table:style-name="ce28" table:formula="of:=(([.C19]+[.D19]+[.E19])/3)*30% + (([.F19]+[.G19]+[.H19])/3*10% + ([.I19]+[.J19]+[.K19])/3*50%) + ([.L19]+[.M19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8">
          <table:table-cell table:style-name="ce4" table:number-columns-repeated="13"/>
          <table:table-cell table:style-name="ce28" table:formula="of:=(([.C20]+[.D20]+[.E20])/3)*30% + (([.F20]+[.G20]+[.H20])/3*10% + ([.I20]+[.J20]+[.K20])/3*50%) + ([.L20]+[.M20])/2 * 10%" office:value-type="float" office:value="0" calcext:value-type="float">
            <text:p>0,00</text:p>
          </table:table-cell>
          <table:table-cell table:number-columns-repeated="16370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2" table:style-name="ta2">
        <table:table-column table:style-name="co7" table:default-cell-style-name="Default"/>
        <table:table-column table:style-name="co6" table:number-columns-repeated="16383" table:default-cell-style-name="Default"/>
        <table:table-row table:style-name="ro6">
          <table:table-cell table:style-name="ce29" office:value-type="string" calcext:value-type="string">
            <text:p>[1] =((D6+E6+F6)/3)*D5 + ((G6+H6+I6)/3)*G5+((J6+K6+L6)/3)*J5+((M6+N6)/2)*M5</text:p>
          </table:table-cell>
          <table:table-cell table:number-columns-repeated="16383"/>
        </table:table-row>
        <table:table-row table:style-name="ro5" table:number-rows-repeated="1048574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pose Pty Ltd</meta:initial-creator>
    <meta:creation-date>2025-01-12T12:37:35</meta:creation-date>
    <dc:date>2025-01-12T13:50:04.498943784</dc:date>
    <meta:generator>LibreOffice/24.2.7.2$Linux_X86_64 LibreOffice_project/420$Build-2</meta:generator>
    <meta:editing-duration>PT12M16S</meta:editing-duration>
    <meta:editing-cycles>1</meta:editing-cycles>
    <meta:document-statistic meta:table-count="2" meta:cell-count="106" meta:object-count="0"/>
    <meta:user-defined meta:name="AppVersion">24.12</meta:user-defined>
  </office:meta>
</office:document-meta>
</file>